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0edae"/>
    </style:style>
    <style:style style:name="P2" style:family="paragraph" style:parent-style-name="Standard">
      <style:text-properties fo:font-style="normal" officeooo:paragraph-rsid="0010edae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0edae" style:font-style-asian="italic" style:font-style-complex="italic"/>
    </style:style>
    <style:style style:name="T3" style:family="text">
      <style:text-properties officeooo:rsid="0010eda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span text:style-name="T3">Git bash ...</text:span></text:h>
      <text:p text:style-name="P2"><text:span text:style-name="T3">Zatrzymał się czas, gdy otwarłem git bash. Kończę kolejny punkt i już mija godzina. Muszę wyjść z domu więc jeszcze 2 zdania. Powodzenia tym co jeszcze lab 4 maja jeszcze do oddania . Pozdrawiam</text:span></text:p>
      <text:p text:style-name="P2"><text:span text:style-name="T3"/></text:p>
      <text:p text:style-name="P2"><text:span text:style-name="T2"><text:tab/><text:tab/><text:tab/><text:tab/><text:tab/>Przemek Szczepani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ert </meta:initial-creator>
    <meta:creation-date>2012-04-03T09:54:47</meta:creation-date>
    <dc:date>2013-04-08T15:25:10.30</dc:date>
    <meta:editing-duration>PT9M56S</meta:editing-duration>
    <meta:editing-cycles>7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3" meta:word-count="39" meta:character-count="229" meta:non-whitespace-character-count="188"/>
  </office:meta>
</office:document-meta>
</file>